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5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3">
          <table:table-cell office:value-type="float" office:value="10">
            <text:p>10</text:p>
          </table:table-cell>
          <table:table-cell office:value-type="string">
            <text:p>Bubble Sort</text:p>
          </table:table-cell>
          <table:table-cell office:value-type="string">
            <text:p>Merge Sort</text:p>
          </table:table-cell>
          <table:table-cell office:value-type="string">
            <text:p>Quick Sort</text:p>
          </table:table-cell>
          <table:table-cell office:value-type="string">
            <text:p>Selection Sort</text:p>
          </table:table-cell>
          <table:table-cell office:value-type="string">
            <text:p>Insertion Sort</text:p>
          </table:table-cell>
        </table:table-row>
        <table:table-row table:style-name="ro3">
          <table:table-cell office:value-type="string">
            <text:p>Trial 1</text:p>
          </table:table-cell>
          <table:table-cell office:value-type="string">
            <text:p>0.2(ms)</text:p>
          </table:table-cell>
          <table:table-cell table:number-columns-repeated="2" office:value-type="string">
            <text:p>0.4(ms)</text:p>
          </table:table-cell>
          <table:table-cell office:value-type="string">
            <text:p>0.2(ms)</text:p>
          </table:table-cell>
          <table:table-cell office:value-type="string">
            <text:p>0.4(ms)</text:p>
          </table:table-cell>
        </table:table-row>
        <table:table-row table:style-name="ro3">
          <table:table-cell office:value-type="string">
            <text:p>Trial 2</text:p>
          </table:table-cell>
          <table:table-cell office:value-type="string">
            <text:p>0.4(ms)</text:p>
          </table:table-cell>
          <table:table-cell office:value-type="string">
            <text:p>0.2(ms)</text:p>
          </table:table-cell>
          <table:table-cell table:number-columns-repeated="3" office:value-type="string">
            <text:p>0.4(ms)</text:p>
          </table:table-cell>
        </table:table-row>
        <table:table-row table:style-name="ro3">
          <table:table-cell office:value-type="string">
            <text:p>Trial 3</text:p>
          </table:table-cell>
          <table:table-cell office:value-type="string">
            <text:p>0.2(ms)</text:p>
          </table:table-cell>
          <table:table-cell table:number-columns-repeated="2" office:value-type="string">
            <text:p>0.4(ms)</text:p>
          </table:table-cell>
          <table:table-cell table:number-columns-repeated="2" office:value-type="string">
            <text:p>0.2(ms)</text:p>
          </table:table-cell>
        </table:table-row>
        <table:table-row table:style-name="ro3">
          <table:table-cell office:value-type="string">
            <text:p>Trial 4</text:p>
          </table:table-cell>
          <table:table-cell table:number-columns-repeated="2" office:value-type="string">
            <text:p>0.2(ms)</text:p>
          </table:table-cell>
          <table:table-cell office:value-type="string">
            <text:p>0.6(ms)</text:p>
          </table:table-cell>
          <table:table-cell office:value-type="string">
            <text:p>0.4(ms)</text:p>
          </table:table-cell>
          <table:table-cell office:value-type="string">
            <text:p>0.2(ms)</text:p>
          </table:table-cell>
        </table:table-row>
        <table:table-row table:style-name="ro3">
          <table:table-cell office:value-type="string">
            <text:p>Trial 5</text:p>
          </table:table-cell>
          <table:table-cell office:value-type="string">
            <text:p>0.4(ms)</text:p>
          </table:table-cell>
          <table:table-cell office:value-type="string">
            <text:p>0.2(ms)</text:p>
          </table:table-cell>
          <table:table-cell office:value-type="string">
            <text:p>0.4(ms)</text:p>
          </table:table-cell>
          <table:table-cell office:value-type="string">
            <text:p>0.2(ms)</text:p>
          </table:table-cell>
          <table:table-cell office:value-type="string">
            <text:p>0.4(ms)</text:p>
          </table:table-cell>
        </table:table-row>
        <table:table-row table:style-name="ro3">
          <table:table-cell office:value-type="string">
            <text:p>Average</text:p>
          </table:table-cell>
          <table:table-cell table:number-columns-repeated="2" office:value-type="string">
            <text:p>0.28(ms)</text:p>
          </table:table-cell>
          <table:table-cell office:value-type="string">
            <text:p>0.44(ms)</text:p>
          </table:table-cell>
          <table:table-cell office:value-type="string">
            <text:p>0.28(ms)</text:p>
          </table:table-cell>
          <table:table-cell office:value-type="string">
            <text:p>0.32(ms)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Bubble Sort</text:p>
          </table:table-cell>
          <table:table-cell office:value-type="string">
            <text:p>Merge Sort</text:p>
          </table:table-cell>
          <table:table-cell office:value-type="string">
            <text:p>Quick Sort</text:p>
          </table:table-cell>
          <table:table-cell office:value-type="string">
            <text:p>Selection Sort</text:p>
          </table:table-cell>
          <table:table-cell office:value-type="string">
            <text:p>Insertion Sort</text:p>
          </table:table-cell>
        </table:table-row>
        <table:table-row table:style-name="ro3">
          <table:table-cell office:value-type="string">
            <text:p>Trial 1</text:p>
          </table:table-cell>
          <table:table-cell office:value-type="string">
            <text:p>0.8(ms)</text:p>
          </table:table-cell>
          <table:table-cell office:value-type="string">
            <text:p>0.2(ms)</text:p>
          </table:table-cell>
          <table:table-cell table:number-columns-repeated="2" office:value-type="string">
            <text:p>0.6(ms)</text:p>
          </table:table-cell>
          <table:table-cell office:value-type="string">
            <text:p>0.2(ms)</text:p>
          </table:table-cell>
        </table:table-row>
        <table:table-row table:style-name="ro3">
          <table:table-cell office:value-type="string">
            <text:p>Trial 2</text:p>
          </table:table-cell>
          <table:table-cell office:value-type="string">
            <text:p>0.8(ms)</text:p>
          </table:table-cell>
          <table:table-cell office:value-type="string">
            <text:p>0.2(ms)</text:p>
          </table:table-cell>
          <table:table-cell office:value-type="string">
            <text:p>0.6(ms)</text:p>
          </table:table-cell>
          <table:table-cell office:value-type="string">
            <text:p>0.8(ms)</text:p>
          </table:table-cell>
          <table:table-cell office:value-type="string">
            <text:p>0.6(ms)</text:p>
          </table:table-cell>
        </table:table-row>
        <table:table-row table:style-name="ro3">
          <table:table-cell office:value-type="string">
            <text:p>Trial 3</text:p>
          </table:table-cell>
          <table:table-cell office:value-type="string">
            <text:p>0.8(ms)</text:p>
          </table:table-cell>
          <table:table-cell office:value-type="string">
            <text:p>0.4(ms)</text:p>
          </table:table-cell>
          <table:table-cell office:value-type="string">
            <text:p>0.6(ms)</text:p>
          </table:table-cell>
          <table:table-cell table:number-columns-repeated="2" office:value-type="string">
            <text:p>0.8(ms)</text:p>
          </table:table-cell>
        </table:table-row>
        <table:table-row table:style-name="ro3">
          <table:table-cell office:value-type="string">
            <text:p>Trial 4</text:p>
          </table:table-cell>
          <table:table-cell office:value-type="string">
            <text:p>0.6(ms)</text:p>
          </table:table-cell>
          <table:table-cell office:value-type="string">
            <text:p>0.2(ms)</text:p>
          </table:table-cell>
          <table:table-cell table:number-columns-repeated="2" office:value-type="string">
            <text:p>0.6(ms)</text:p>
          </table:table-cell>
          <table:table-cell office:value-type="string">
            <text:p>0.4(ms)</text:p>
          </table:table-cell>
        </table:table-row>
        <table:table-row table:style-name="ro3">
          <table:table-cell office:value-type="string">
            <text:p>Trial 5</text:p>
          </table:table-cell>
          <table:table-cell office:value-type="string">
            <text:p>1.0(ms)</text:p>
          </table:table-cell>
          <table:table-cell office:value-type="string">
            <text:p>0.2(ms)</text:p>
          </table:table-cell>
          <table:table-cell office:value-type="string">
            <text:p>0.6(ms)</text:p>
          </table:table-cell>
          <table:table-cell office:value-type="string">
            <text:p>1.6(ms)</text:p>
          </table:table-cell>
          <table:table-cell office:value-type="string">
            <text:p>1.2(ms)</text:p>
          </table:table-cell>
        </table:table-row>
        <table:table-row table:style-name="ro3">
          <table:table-cell office:value-type="string">
            <text:p>Average</text:p>
          </table:table-cell>
          <table:table-cell office:value-type="string">
            <text:p>0.8(ms)</text:p>
          </table:table-cell>
          <table:table-cell office:value-type="string">
            <text:p>0.24(ms)</text:p>
          </table:table-cell>
          <table:table-cell office:value-type="string">
            <text:p>0.6(ms)</text:p>
          </table:table-cell>
          <table:table-cell office:value-type="string">
            <text:p>0.88(ms)</text:p>
          </table:table-cell>
          <table:table-cell office:value-type="string">
            <text:p>0.64(ms)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float" office:value="10000">
            <text:p>10000</text:p>
          </table:table-cell>
          <table:table-cell office:value-type="string">
            <text:p>Bubble Sort</text:p>
          </table:table-cell>
          <table:table-cell office:value-type="string">
            <text:p>Merge Sort</text:p>
          </table:table-cell>
          <table:table-cell office:value-type="string">
            <text:p>Quick Sort</text:p>
          </table:table-cell>
          <table:table-cell office:value-type="string">
            <text:p>Selection Sort</text:p>
          </table:table-cell>
          <table:table-cell office:value-type="string">
            <text:p>Insertion Sort</text:p>
          </table:table-cell>
        </table:table-row>
        <table:table-row table:style-name="ro3">
          <table:table-cell office:value-type="string">
            <text:p>Trial <text:s/>1</text:p>
          </table:table-cell>
          <table:table-cell office:value-type="string">
            <text:p>134.8(ms)</text:p>
          </table:table-cell>
          <table:table-cell office:value-type="string">
            <text:p>5.8(ms)</text:p>
          </table:table-cell>
          <table:table-cell office:value-type="string">
            <text:p>2.6(ms)</text:p>
          </table:table-cell>
          <table:table-cell office:value-type="string">
            <text:p>60.6(ms)</text:p>
          </table:table-cell>
          <table:table-cell office:value-type="string">
            <text:p>23.0(ms)</text:p>
          </table:table-cell>
        </table:table-row>
        <table:table-row table:style-name="ro3">
          <table:table-cell office:value-type="string">
            <text:p>Trial 2</text:p>
          </table:table-cell>
          <table:table-cell office:value-type="string">
            <text:p>139.6(ms)</text:p>
          </table:table-cell>
          <table:table-cell office:value-type="string">
            <text:p>6.6(ms)</text:p>
          </table:table-cell>
          <table:table-cell office:value-type="string">
            <text:p>2.6(ms)</text:p>
          </table:table-cell>
          <table:table-cell office:value-type="string">
            <text:p>62.6(ms)</text:p>
          </table:table-cell>
          <table:table-cell office:value-type="string">
            <text:p>23.4(ms)</text:p>
          </table:table-cell>
        </table:table-row>
        <table:table-row table:style-name="ro3">
          <table:table-cell office:value-type="string">
            <text:p>Trial 3</text:p>
          </table:table-cell>
          <table:table-cell office:value-type="string">
            <text:p>138.2(ms)</text:p>
          </table:table-cell>
          <table:table-cell office:value-type="string">
            <text:p>6.6(ms)</text:p>
          </table:table-cell>
          <table:table-cell office:value-type="string">
            <text:p>3.4(ms)</text:p>
          </table:table-cell>
          <table:table-cell office:value-type="string">
            <text:p>62.4(ms)</text:p>
          </table:table-cell>
          <table:table-cell office:value-type="string">
            <text:p>23.8(ms)</text:p>
          </table:table-cell>
        </table:table-row>
        <table:table-row table:style-name="ro3">
          <table:table-cell office:value-type="string">
            <text:p>Trial 4</text:p>
          </table:table-cell>
          <table:table-cell office:value-type="string">
            <text:p>135.2(ms)</text:p>
          </table:table-cell>
          <table:table-cell office:value-type="string">
            <text:p>6.2(ms)</text:p>
          </table:table-cell>
          <table:table-cell office:value-type="string">
            <text:p>3.2(ms)</text:p>
          </table:table-cell>
          <table:table-cell office:value-type="string">
            <text:p>61.4(ms)</text:p>
          </table:table-cell>
          <table:table-cell office:value-type="string">
            <text:p>22.8(ms)</text:p>
          </table:table-cell>
        </table:table-row>
        <table:table-row table:style-name="ro3">
          <table:table-cell office:value-type="string">
            <text:p>Trial 5</text:p>
          </table:table-cell>
          <table:table-cell office:value-type="string">
            <text:p>139.4(ms)</text:p>
          </table:table-cell>
          <table:table-cell office:value-type="string">
            <text:p>8.0(ms)</text:p>
          </table:table-cell>
          <table:table-cell office:value-type="string">
            <text:p>5.8(ms)</text:p>
          </table:table-cell>
          <table:table-cell office:value-type="string">
            <text:p>62.8(ms)</text:p>
          </table:table-cell>
          <table:table-cell office:value-type="string">
            <text:p>23.8(ms)</text:p>
          </table:table-cell>
        </table:table-row>
        <table:table-row table:style-name="ro3">
          <table:table-cell office:value-type="string">
            <text:p>Average</text:p>
          </table:table-cell>
          <table:table-cell office:value-type="string">
            <text:p>137.44(ms)</text:p>
          </table:table-cell>
          <table:table-cell office:value-type="string">
            <text:p>6.64(ms)</text:p>
          </table:table-cell>
          <table:table-cell office:value-type="string">
            <text:p>3.52(ms)</text:p>
          </table:table-cell>
          <table:table-cell office:value-type="string">
            <text:p>61.96(ms)</text:p>
          </table:table-cell>
          <table:table-cell office:value-type="string">
            <text:p>23.36(ms)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float" office:value="50000">
            <text:p>50000</text:p>
          </table:table-cell>
          <table:table-cell office:value-type="string">
            <text:p>Bubble Sort</text:p>
          </table:table-cell>
          <table:table-cell office:value-type="string">
            <text:p>Merge Sort</text:p>
          </table:table-cell>
          <table:table-cell office:value-type="string">
            <text:p>Quick Sort</text:p>
          </table:table-cell>
          <table:table-cell office:value-type="string">
            <text:p>Selection Sort</text:p>
          </table:table-cell>
          <table:table-cell office:value-type="string">
            <text:p>Insertion Sort</text:p>
          </table:table-cell>
        </table:table-row>
        <table:table-row table:style-name="ro3">
          <table:table-cell office:value-type="string">
            <text:p>Trial 1</text:p>
          </table:table-cell>
          <table:table-cell office:value-type="string">
            <text:p>4005.8(ms)</text:p>
          </table:table-cell>
          <table:table-cell office:value-type="string">
            <text:p>13.6(ms)</text:p>
          </table:table-cell>
          <table:table-cell office:value-type="string">
            <text:p>9.6(ms)</text:p>
          </table:table-cell>
          <table:table-cell office:value-type="string">
            <text:p>1521.6(ms)</text:p>
          </table:table-cell>
          <table:table-cell office:value-type="string">
            <text:p>550.4(ms)</text:p>
          </table:table-cell>
        </table:table-row>
        <table:table-row table:style-name="ro3">
          <table:table-cell office:value-type="string">
            <text:p>Trial 2</text:p>
          </table:table-cell>
          <table:table-cell office:value-type="string">
            <text:p>4003.2(ms)</text:p>
          </table:table-cell>
          <table:table-cell office:value-type="string">
            <text:p>14.0(ms)</text:p>
          </table:table-cell>
          <table:table-cell office:value-type="string">
            <text:p>8.4(ms)</text:p>
          </table:table-cell>
          <table:table-cell office:value-type="string">
            <text:p>1505.8(ms)</text:p>
          </table:table-cell>
          <table:table-cell office:value-type="string">
            <text:p>548.6(ms)</text:p>
          </table:table-cell>
        </table:table-row>
        <table:table-row table:style-name="ro3">
          <table:table-cell office:value-type="string">
            <text:p>Trial 3</text:p>
          </table:table-cell>
          <table:table-cell office:value-type="string">
            <text:p>3932.0(ms)</text:p>
          </table:table-cell>
          <table:table-cell office:value-type="string">
            <text:p>14.0(ms)</text:p>
          </table:table-cell>
          <table:table-cell office:value-type="string">
            <text:p>10.0(ms)</text:p>
          </table:table-cell>
          <table:table-cell office:value-type="string">
            <text:p>1487.4(ms)</text:p>
          </table:table-cell>
          <table:table-cell office:value-type="string">
            <text:p>535.2(ms)</text:p>
          </table:table-cell>
        </table:table-row>
        <table:table-row table:style-name="ro3">
          <table:table-cell office:value-type="string">
            <text:p>Trial 4</text:p>
          </table:table-cell>
          <table:table-cell office:value-type="string">
            <text:p>3987.6(ms)</text:p>
          </table:table-cell>
          <table:table-cell office:value-type="string">
            <text:p>11.6(ms)</text:p>
          </table:table-cell>
          <table:table-cell office:value-type="string">
            <text:p>8.2(ms)</text:p>
          </table:table-cell>
          <table:table-cell office:value-type="string">
            <text:p>1512.4(ms)</text:p>
          </table:table-cell>
          <table:table-cell office:value-type="string">
            <text:p>545.2(ms)</text:p>
          </table:table-cell>
        </table:table-row>
        <table:table-row table:style-name="ro3">
          <table:table-cell office:value-type="string">
            <text:p>Trial 5</text:p>
          </table:table-cell>
          <table:table-cell office:value-type="string">
            <text:p>3949.4(ms)</text:p>
          </table:table-cell>
          <table:table-cell office:value-type="string">
            <text:p>11.6(ms)</text:p>
          </table:table-cell>
          <table:table-cell office:value-type="string">
            <text:p>7.0(ms)</text:p>
          </table:table-cell>
          <table:table-cell office:value-type="string">
            <text:p>1503.6(ms)</text:p>
          </table:table-cell>
          <table:table-cell office:value-type="string">
            <text:p>539.2(ms)</text:p>
          </table:table-cell>
        </table:table-row>
        <table:table-row table:style-name="ro3">
          <table:table-cell office:value-type="string">
            <text:p>Average</text:p>
          </table:table-cell>
          <table:table-cell office:value-type="string">
            <text:p>3975.6(ms)</text:p>
          </table:table-cell>
          <table:table-cell office:value-type="string">
            <text:p>12.96(ms)</text:p>
          </table:table-cell>
          <table:table-cell office:value-type="string">
            <text:p>8.64(ms)</text:p>
          </table:table-cell>
          <table:table-cell office:value-type="string">
            <text:p>1506.16(ms)</text:p>
          </table:table-cell>
          <table:table-cell office:value-type="string">
            <text:p>543.72(ms)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 office:value-type="float" office:value="1000">
            <text:p>1000</text:p>
          </table:table-cell>
          <table:table-cell office:value-type="string">
            <text:p>Bubble Sort</text:p>
          </table:table-cell>
          <table:table-cell office:value-type="string">
            <text:p>Merge Sort</text:p>
          </table:table-cell>
          <table:table-cell office:value-type="string">
            <text:p>Quick Sort</text:p>
          </table:table-cell>
          <table:table-cell office:value-type="string">
            <text:p>Selection Sort</text:p>
          </table:table-cell>
          <table:table-cell office:value-type="string">
            <text:p>Insertion Sort</text:p>
          </table:table-cell>
        </table:table-row>
        <table:table-row table:style-name="ro3">
          <table:table-cell office:value-type="string">
            <text:p>Trial <text:s/>1</text:p>
          </table:table-cell>
          <table:table-cell office:value-type="string">
            <text:p>3.4(ms)</text:p>
          </table:table-cell>
          <table:table-cell office:value-type="string">
            <text:p>2.2(ms)</text:p>
          </table:table-cell>
          <table:table-cell table:number-columns-repeated="2" office:value-type="string">
            <text:p>1.6(ms)</text:p>
          </table:table-cell>
          <table:table-cell office:value-type="string">
            <text:p>2.4(ms)</text:p>
          </table:table-cell>
        </table:table-row>
        <table:table-row table:style-name="ro3">
          <table:table-cell office:value-type="string">
            <text:p>Trial 2</text:p>
          </table:table-cell>
          <table:table-cell office:value-type="string">
            <text:p>4.2(ms)</text:p>
          </table:table-cell>
          <table:table-cell office:value-type="string">
            <text:p>2.2(ms)</text:p>
          </table:table-cell>
          <table:table-cell office:value-type="string">
            <text:p>1.8(ms)</text:p>
          </table:table-cell>
          <table:table-cell office:value-type="string">
            <text:p>1.2(ms)</text:p>
          </table:table-cell>
          <table:table-cell office:value-type="string">
            <text:p>2.2(ms)</text:p>
          </table:table-cell>
        </table:table-row>
        <table:table-row table:style-name="ro3">
          <table:table-cell office:value-type="string">
            <text:p>Trial 3</text:p>
          </table:table-cell>
          <table:table-cell office:value-type="string">
            <text:p>3.0(ms)</text:p>
          </table:table-cell>
          <table:table-cell office:value-type="string">
            <text:p>2.6(ms)</text:p>
          </table:table-cell>
          <table:table-cell office:value-type="string">
            <text:p>2.2(ms)</text:p>
          </table:table-cell>
          <table:table-cell office:value-type="string">
            <text:p>1.2(ms)</text:p>
          </table:table-cell>
          <table:table-cell office:value-type="string">
            <text:p>2.2(ms)</text:p>
          </table:table-cell>
        </table:table-row>
        <table:table-row table:style-name="ro3">
          <table:table-cell office:value-type="string">
            <text:p>Trial 4</text:p>
          </table:table-cell>
          <table:table-cell office:value-type="string">
            <text:p>3.2(ms)</text:p>
          </table:table-cell>
          <table:table-cell office:value-type="string">
            <text:p>2.6(ms)</text:p>
          </table:table-cell>
          <table:table-cell office:value-type="string">
            <text:p>1.6(ms)</text:p>
          </table:table-cell>
          <table:table-cell office:value-type="string">
            <text:p>2.2(ms)</text:p>
          </table:table-cell>
          <table:table-cell office:value-type="string">
            <text:p>2.4(ms)</text:p>
          </table:table-cell>
        </table:table-row>
        <table:table-row table:style-name="ro3">
          <table:table-cell office:value-type="string">
            <text:p>Trial 5</text:p>
          </table:table-cell>
          <table:table-cell office:value-type="string">
            <text:p>3.0(ms)</text:p>
          </table:table-cell>
          <table:table-cell office:value-type="string">
            <text:p>2.4(ms)</text:p>
          </table:table-cell>
          <table:table-cell office:value-type="string">
            <text:p>2.2(ms)</text:p>
          </table:table-cell>
          <table:table-cell office:value-type="string">
            <text:p>1.6(ms)</text:p>
          </table:table-cell>
          <table:table-cell office:value-type="string">
            <text:p>2.4(ms)</text:p>
          </table:table-cell>
        </table:table-row>
        <table:table-row table:style-name="ro3">
          <table:table-cell office:value-type="string">
            <text:p>Average</text:p>
          </table:table-cell>
          <table:table-cell office:value-type="string">
            <text:p>3.36(ms)</text:p>
          </table:table-cell>
          <table:table-cell office:value-type="string">
            <text:p>2.4(ms)</text:p>
          </table:table-cell>
          <table:table-cell office:value-type="string">
            <text:p>1.9(ms)</text:p>
          </table:table-cell>
          <table:table-cell office:value-type="string">
            <text:p>1.56(ms)</text:p>
          </table:table-cell>
          <table:table-cell office:value-type="string">
            <text:p>2.32(ms)</text:p>
          </table:table-cell>
        </table:table-row>
        <table:table-row table:style-name="ro3" table:number-rows-repeated="104853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02-26T15:50:35</meta:creation-date>
    <dc:date>2013-03-04T22:30:09</dc:date>
    <dc:creator>Andreas Landgrebe</dc:creator>
    <meta:editing-duration>PT14M</meta:editing-duration>
    <meta:editing-cycles>7</meta:editing-cycles>
    <meta:generator>LibreOffice/3.5$Linux_X86_64 LibreOffice_project/350m1$Build-2</meta:generator>
    <meta:document-statistic meta:table-count="3" meta:cell-count="210" meta:object-count="0"/>
  </office:meta>
</office:document-meta>
</file>